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bis : Marie-Joëlle / Nicolette LECOQ</text:p>
          </table:table-cell>
          <table:covered-table-cell table:style-name="ce6"/>
          <table:covered-table-cell table:style-name="ce11"/>
          <table:covered-table-cell table:number-columns-repeated="5" table:style-name="ce13"/>
          <table:table-cell table:style-name="Default" table:number-columns-repeated="16376"/>
        </table:table-row>
        <table:table-row table:style-name="ro2">
          <table:table-cell table:style-name="ce2"/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ENOM</text:p>
          </table:table-cell>
          <table:table-cell table:style-name="ce7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7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 table:number-rows-repeated="70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7.2$Windows_X86_64 LibreOffice_project/5cbfd1ab6520636bb5f7b99185aa69bd7456825d</meta:generator>
  </office:meta>
</office:document-meta>
</file>